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mm" fo:margin-left="0mm" table:align="left" style:shadow="none"/>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hadow="none"/>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8pt" style:font-size-asian="8pt" style:font-size-complex="8pt"/>
    </style:style>
    <style:style style:name="P6"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7"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9" style:family="paragraph" style:parent-style-name="Table_20_Contents">
      <style:paragraph-properties fo:text-align="start" style:justify-single-word="false"/>
      <style:text-properties style:font-name="Arial" fo:font-size="8.5pt" style:font-size-asian="8.5pt" style:font-size-complex="8.5pt"/>
    </style:style>
    <style:style style:name="P10" style:family="paragraph" style:parent-style-name="Table_20_Contents">
      <style:paragraph-properties fo:text-align="justify"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font-name="Arial Narrow" fo:font-size="9pt" style:font-size-asian="9pt" style:font-size-complex="9pt"/>
    </style:style>
    <style:style style:name="P12"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3" style:family="paragraph" style:parent-style-name="Standard">
      <style:text-properties style:font-name="Arial" fo:font-size="10pt" style:font-size-asian="10pt" style:font-size-complex="10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CLARATION OF DIRECTORS' INTEREST IN THE COMPANY</text:p>
      <text:p text:style-name="P18">AND ITS RELATED CORPORATIONS</text:p>
      <text:p text:style-name="P13"></text:p>
      <text:p text:style-name="P13"></text:p>
      <text:p text:style-name="P13"></text:p>
      <text:p text:style-name="P13"><text:tab/><text:tab/><text:tab/><text:tab/><text:tab/><text:tab/><text:tab/><text:tab/><text:tab/><text:tab/>Name<text:tab/>:<text:tab/><text:span text:style-name="T1">CCC</text:span></text:p>
      <text:p text:style-name="P13"></text:p>
      <text:p text:style-name="P13"><text:tab/><text:tab/><text:tab/><text:tab/><text:tab/><text:tab/><text:tab/><text:tab/><text:tab/><text:tab/>Date<text:tab/>:</text:p>
      <text:p text:style-name="P13"></text:p>
      <text:p text:style-name="P13"></text:p>
      <text:p text:style-name="P13">Dear Sir/Madam</text:p>
      <text:p text:style-name="P13"></text:p>
      <text:p text:style-name="P15">AAA – the “Company”</text:p>
      <text:p text:style-name="P15">Financial Period From D1M1YYY1 to DDMMYYYY</text:p>
      <text:p text:style-name="P13"></text:p>
      <text:p text:style-name="P13"></text:p>
      <text:p text:style-name="P14">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6"/>
            </table:table-cell>
            <table:table-cell table:style-name="Table1.B1" office:value-type="string">
              <text:p text:style-name="P6">Name of Registered Holder</text:p>
            </table:table-cell>
            <table:table-cell table:style-name="Table1.A1" office:value-type="string">
              <text:p text:style-name="P6">Shares/</text:p>
              <text:p text:style-name="P6">Debentures/</text:p>
              <text:p text:style-name="P6">Options/</text:p>
              <text:p text:style-name="P6">Warrants</text:p>
            </table:table-cell>
            <table:table-cell table:style-name="Table1.A1" office:value-type="string">
              <text:p text:style-name="P6">Par Value</text:p>
            </table:table-cell>
            <table:table-cell table:style-name="Table1.A1" office:value-type="string">
              <text:p text:style-name="P12">Balance at Date</text:p>
              <text:p text:style-name="P6"><text:span text:style-name="T2">of Appointment</text:span>/</text:p>
              <text:p text:style-name="P6">Beginning of Financial Year</text:p>
            </table:table-cell>
            <table:table-cell table:style-name="Table1.A1" office:value-type="string">
              <text:p text:style-name="P6">Balance at End of Financial Year</text:p>
            </table:table-cell>
            <table:table-cell table:style-name="Table1.G1" office:value-type="string">
              <text:p text:style-name="P6">Date Acquired/</text:p>
              <text:p text:style-name="P6">Disposed</text:p>
              <text:p text:style-name="P6">&amp; Price</text:p>
            </table:table-cell>
          </table:table-row>
          <table:table-row table:style-name="Table1.2">
            <table:table-cell table:style-name="Table1.A2" office:value-type="string">
              <text:p text:style-name="P10"/>
            </table:table-cell>
            <table:table-cell table:style-name="Table1.B2" office:value-type="string">
              <text:p text:style-name="P10"/>
            </table:table-cell>
            <table:table-cell table:style-name="Table1.C2" office:value-type="string">
              <text:p text:style-name="P10"/>
            </table:table-cell>
            <table:table-cell table:style-name="Table1.D2" office:value-type="string">
              <text:p text:style-name="P10"/>
            </table:table-cell>
            <table:table-cell table:style-name="Table1.E2" office:value-type="string">
              <text:p text:style-name="P11">d1m1yyy1</text:p>
            </table:table-cell>
            <table:table-cell table:style-name="Table1.F2" office:value-type="string">
              <text:p text:style-name="P11">ddmmyyyy</text:p>
            </table:table-cell>
            <table:table-cell table:style-name="Table1.G2" office:value-type="string">
              <text:p text:style-name="P10"/>
            </table:table-cell>
          </table:table-row>
        </table:table-header-rows>
        <table:table-row table:style-name="Table1.3">
          <table:table-cell table:style-name="Table1.A3" office:value-type="string">
            <text:p text:style-name="P6">A<text:line-break/>.</text:p>
          </table:table-cell>
          <table:table-cell table:style-name="Table1.B3" office:value-type="string">
            <text:p text:style-name="P7">INTEREST IN COMPANY:</text:p>
          </table:table-cell>
          <table:table-cell table:style-name="Table1.C3" office:value-type="string">
            <text:p text:style-name="P4">AAA</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9">In Own Name</text:p>
          </table:table-cell>
          <table:table-cell table:style-name="Table1.C5" office:value-type="string">
            <text:p text:style-name="P11">Shares</text:p>
          </table:table-cell>
          <table:table-cell table:style-name="Table1.D4" office:value-type="string">
            <text:p text:style-name="P3"/>
          </table:table-cell>
          <table:table-cell table:style-name="Table1.E5" office:value-type="string">
            <text:p text:style-name="P11">-</text:p>
          </table:table-cell>
          <table:table-cell table:style-name="Table1.F4" office:value-type="string">
            <text:p text:style-name="P11">-</text:p>
          </table:table-cell>
          <table:table-cell table:style-name="Table1.G4" office:value-type="string">
            <text:p text:style-name="P11">-</text:p>
          </table:table-cell>
        </table:table-row>
        <table:table-row table:style-name="Table1.5">
          <table:table-cell table:style-name="Table1.A5" office:value-type="string">
            <text:p text:style-name="P3"/>
          </table:table-cell>
          <table:table-cell table:style-name="Table1.B4" office:value-type="string">
            <text:p text:style-name="P9">In Spouse/Nominee’s Name [See Note (i)]</text:p>
          </table:table-cell>
          <table:table-cell table:style-name="Table1.C5" office:value-type="string">
            <text:p text:style-name="P11">Nil</text:p>
          </table:table-cell>
          <table:table-cell table:style-name="Table1.D5" office:value-type="string">
            <text:p text:style-name="P3"/>
          </table:table-cell>
          <table:table-cell table:style-name="Table1.E5" office:value-type="string">
            <text:p text:style-name="P11">-</text:p>
          </table:table-cell>
          <table:table-cell table:style-name="Table1.F5" office:value-type="string">
            <text:p text:style-name="P11">-</text:p>
          </table:table-cell>
          <table:table-cell table:style-name="Table1.G5" office:value-type="string">
            <text:p text:style-name="P11">-</text:p>
          </table:table-cell>
        </table:table-row>
        <table:table-row table:style-name="Table1.6">
          <table:table-cell table:style-name="Table1.A6" office:value-type="string">
            <text:p text:style-name="P3"/>
          </table:table-cell>
          <table:table-cell table:style-name="Table1.B6" office:value-type="string">
            <text:p text:style-name="P9">In Name of Bodies Corporate [See Note (ii)]</text:p>
          </table:table-cell>
          <table:table-cell table:style-name="Table1.C6" office:value-type="string">
            <text:p text:style-name="P11">Nil</text:p>
          </table:table-cell>
          <table:table-cell table:style-name="Table1.D6" office:value-type="string">
            <text:p text:style-name="P3"/>
          </table:table-cell>
          <table:table-cell table:style-name="Table1.E6" office:value-type="string">
            <text:p text:style-name="P11">-</text:p>
          </table:table-cell>
          <table:table-cell table:style-name="Table1.F6" office:value-type="string">
            <text:p text:style-name="P11">-</text:p>
          </table:table-cell>
          <table:table-cell table:style-name="Table1.G6" office:value-type="string">
            <text:p text:style-name="P11">-</text:p>
          </table:table-cell>
        </table:table-row>
        <table:table-row table:style-name="Table1.7">
          <table:table-cell table:style-name="Table1.A7" office:value-type="string">
            <text:p text:style-name="P5"><text:span text:style-name="T1">B<text:line-break/></text:span>.</text:p>
          </table:table-cell>
          <table:table-cell table:style-name="Table1.B7" office:value-type="string">
            <text:p text:style-name="P7">INTEREST IN COMPANY’S </text:p>
            <text:p text:style-name="P7">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9">In Own Name</text:p>
          </table:table-cell>
          <table:table-cell table:style-name="Table1.C9" office:value-type="string">
            <text:p text:style-name="P11"/>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9">In Spouse/Nominee’s Name [See Note (i)]</text:p>
          </table:table-cell>
          <table:table-cell table:style-name="Table1.C9" office:value-type="string">
            <text:p text:style-name="P11"/>
          </table:table-cell>
          <table:table-cell table:style-name="Table1.D9" office:value-type="string">
            <text:p text:style-name="P2"/>
          </table:table-cell>
          <table:table-cell table:style-name="Table1.E9" office:value-type="string">
            <text:p text:style-name="P11">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9">In Name of Bodies Corporate [See Note (ii)]</text:p>
          </table:table-cell>
          <table:table-cell table:style-name="Table1.C10" office:value-type="string">
            <text:p text:style-name="P11"/>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5"><text:span text:style-name="T1">C<text:line-break/></text:span>.</text:p>
          </table:table-cell>
          <table:table-cell table:style-name="Table1.B11" office:value-type="string">
            <text:p text:style-name="P7">INTEREST IN COMPANY’S </text:p>
            <text:p text:style-name="P7">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9">In Own Name</text:p>
          </table:table-cell>
          <table:table-cell table:style-name="Table1.C13" office:value-type="string">
            <text:p text:style-name="P11"/>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9">In Spouse/Nominee’s Name [See Note (i)]</text:p>
          </table:table-cell>
          <table:table-cell table:style-name="Table1.C13" office:value-type="string">
            <text:p text:style-name="P11"/>
          </table:table-cell>
          <table:table-cell table:style-name="Table1.D13" office:value-type="string">
            <text:p text:style-name="P2"/>
          </table:table-cell>
          <table:table-cell table:style-name="Table1.E13" office:value-type="string">
            <text:p text:style-name="P11">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9">In Name of Bodies Corporate [See Note (ii)]</text:p>
          </table:table-cell>
          <table:table-cell table:style-name="Table1.C14" office:value-type="string">
            <text:p text:style-name="P11"/>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able:table-row table:style-name="Table1.15">
          <table:table-cell table:style-name="Table1.A17" office:value-type="string">
            <text:p text:style-name="P6">D<text:line-break/>.</text:p>
          </table:table-cell>
          <table:table-cell table:style-name="Table1.B4" office:value-type="string">
            <text:p text:style-name="P8">INTEREST IN </text:p>
            <text:p text:style-name="P8">COMPANY’S SUBSIDIARIES: <text:s/>(name)</text:p>
          </table:table-cell>
          <table:table-cell table:style-name="Table1.C17" office:value-type="string">
            <text:p text:style-name="P11"/>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ext:soft-page-break/>
        <table:table-row table:style-name="Table1.16">
          <table:table-cell table:style-name="Table1.A17" office:value-type="string">
            <text:p text:style-name="P2"/>
          </table:table-cell>
          <table:table-cell table:style-name="Table1.B4" office:value-type="string">
            <text:p text:style-name="P9">In Own Name</text:p>
          </table:table-cell>
          <table:table-cell table:style-name="Table1.C17" office:value-type="string">
            <text:p text:style-name="P11"/>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9">In Spouse/Nominee’s Name [See Note (i)]</text:p>
          </table:table-cell>
          <table:table-cell table:style-name="Table1.C17" office:value-type="string">
            <text:p text:style-name="P11"/>
          </table:table-cell>
          <table:table-cell table:style-name="Table1.D17" office:value-type="string">
            <text:p text:style-name="P2"/>
          </table:table-cell>
          <table:table-cell table:style-name="Table1.E17" office:value-type="string">
            <text:p text:style-name="P11">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9">In Name of Bodies Corporate [See Note (ii)]</text:p>
          </table:table-cell>
          <table:table-cell table:style-name="Table1.C18" office:value-type="string">
            <text:p text:style-name="P11"/>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6">E<text:line-break/>.</text:p>
          </table:table-cell>
          <table:table-cell table:style-name="Table1.B4" office:value-type="string">
            <text:p text:style-name="P8">INTEREST IN SUBSIDIARIES OF </text:p>
            <text:p text:style-name="P8">COMPANY’S HOLDING COMPANY:</text:p>
            <text:p text:style-name="P8">(Fellow Subsidiaries - name)</text:p>
          </table:table-cell>
          <table:table-cell table:style-name="Table1.C21" office:value-type="string">
            <text:p text:style-name="P11"/>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9">In Own Name</text:p>
          </table:table-cell>
          <table:table-cell table:style-name="Table1.C21" office:value-type="string">
            <text:p text:style-name="P11"/>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9">In Spouse/Nominee’s Name [See Note (i)]</text:p>
          </table:table-cell>
          <table:table-cell table:style-name="Table1.C21" office:value-type="string">
            <text:p text:style-name="P11"/>
          </table:table-cell>
          <table:table-cell table:style-name="Table1.D21" office:value-type="string">
            <text:p text:style-name="P2"/>
          </table:table-cell>
          <table:table-cell table:style-name="Table1.E21" office:value-type="string">
            <text:p text:style-name="P11">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9">In Name of Bodies Corporate [See Note (ii)]</text:p>
          </table:table-cell>
          <table:table-cell table:style-name="Table1.C22" office:value-type="string">
            <text:p text:style-name="P11"/>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4"/>
      <text:p text:style-name="P14"/>
      <text:p text:style-name="P14"/>
      <text:p text:style-name="P14">Yours faithfully</text:p>
      <text:p text:style-name="P14"></text:p>
      <text:p text:style-name="P14"></text:p>
      <text:p text:style-name="P14"></text:p>
      <text:p text:style-name="P14"></text:p>
      <text:p text:style-name="P14"></text:p>
      <text:p text:style-name="P14">…………………………………………..</text:p>
      <text:p text:style-name="P14"><text:span text:style-name="T1">CCC</text:span></text:p>
      <text:p text:style-name="P14"></text:p>
      <text:p text:style-name="P14"></text:p>
      <text:p text:style-name="P14"></text:p>
      <text:p text:style-name="P14"><text:span text:style-name="T1">NOTES</text:span>:</text:p>
      <text:p text:style-name="P14"></text:p>
      <text:p text:style-name="P14">(i)<text:tab/>Delete as appropriate</text:p>
      <text:p text:style-name="P14"></text:p>
      <text:p text:style-name="P14"><text:tab/>A director's interest in shares or debentures are deemed to include shares or debentures held by the <text:tab/>director's spouse or infant children, including step and adopted children.</text:p>
      <text:p text:style-name="P14"></text:p>
      <text:p text:style-name="P14"><text:tab/>Shares or debentures registered in the names of nominees in which a director has a beneficial interest <text:tab/>should also be disclosed.</text:p>
      <text:p text:style-name="P14"></text:p>
      <text:p text:style-name="P14"><text:tab/>Shares or debentures registered in the names of directors, the beneficial interest of which is vested in <text:tab/>another party, should be disclosed together with details of the beneficial shareholder(s).</text:p>
      <text:p text:style-name="P14"></text:p>
      <text:p text:style-name="P14">(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4"></text:p>
      <text:p text:style-name="P14">(iii)<text:tab/>If space is insufficient, please attach list.</text:p>
      <text:p text:style-name="P14"></text:p>
      <text:p text:style-name="P14"></text:p>
      <text:p text:style-name="P14"><text:soft-page-break/></text:p>
      <text:p text:style-name="P14"><text:tab/><text:tab/><text:tab/><text:tab/><text:tab/><text:tab/><text:tab/>Name<text:tab/><text:tab/>:<text:tab/><text:span text:style-name="T1">CCC</text:span></text:p>
      <text:p text:style-name="P14"></text:p>
      <text:p text:style-name="P14"><text:tab/><text:tab/><text:tab/><text:tab/><text:tab/><text:tab/><text:tab/>Address<text:tab/>: <text:tab/>ccc-1 ccc-2 </text:p>
      <text:p text:style-name="P14"><text:tab/><text:tab/><text:tab/><text:tab/><text:tab/><text:tab/><text:tab/><text:tab/><text:tab/><text:tab/>ccc-3</text:p>
      <text:p text:style-name="P14"></text:p>
      <text:p text:style-name="P14"/>
      <text:p text:style-name="P14"><text:tab/><text:tab/><text:tab/><text:tab/><text:tab/><text:tab/><text:tab/>Date<text:tab/><text:tab/>:</text:p>
      <text:p text:style-name="P14"></text:p>
      <text:p text:style-name="P14"></text:p>
      <text:p text:style-name="P14"></text:p>
      <text:p text:style-name="P14">The Directors</text:p>
      <text:p text:style-name="P14"><text:span text:style-name="T1">AAA</text:span></text:p>
      <text:p text:style-name="P14">Add-1 Add-2 <text:tab/></text:p>
      <text:p text:style-name="P14">Add-3</text:p>
      <text:p text:style-name="P14">Add-4</text:p>
      <text:p text:style-name="P14"></text:p>
      <text:p text:style-name="P14"></text:p>
      <text:p text:style-name="P14">Dear Sirs</text:p>
      <text:p text:style-name="P14"></text:p>
      <text:p text:style-name="P14"></text:p>
      <text:p text:style-name="P16">DIRECTOR'S DISCLOSURE OF INTERESTS IN TRANSACTIONS, PROPERTY, OFFICES ETC.</text:p>
      <text:p text:style-name="P14"></text:p>
      <text:p text:style-name="P14"></text:p>
      <text:p text:style-name="P14">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4"></text:p>
      <table:table table:name="Table2" table:style-name="Table2">
        <table:table-column table:style-name="Table2.A"/>
        <table:table-column table:style-name="Table2.B"/>
        <table:table-column table:style-name="Table2.C"/>
        <table:table-row>
          <table:table-cell table:style-name="Table2.A1" office:value-type="string">
            <text:p text:style-name="P17">Name of Company/Firm/Limited Liability Partnership</text:p>
          </table:table-cell>
          <table:table-cell table:style-name="Table2.B1" office:value-type="string">
            <text:p text:style-name="P1"/>
          </table:table-cell>
          <table:table-cell table:style-name="Table2.A1" office:value-type="string">
            <text:p text:style-name="P17">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4"/>
      <text:p text:style-name="P14"></text:p>
      <text:p text:style-name="P14">I shall be obliged if you would ensure that the above interests are brought up and read at the next meeting of the directors and that this declaration of interests is duly recorded in the minutes of that meeting.</text:p>
      <text:p text:style-name="P14"></text:p>
      <text:p text:style-name="P14">Yours faithfully</text:p>
      <text:p text:style-name="P14"></text:p>
      <text:p text:style-name="P14"></text:p>
      <text:p text:style-name="P14"></text:p>
      <text:p text:style-name="P14"></text:p>
      <text:p text:style-name="P14"></text:p>
      <text:p text:style-name="P14">...................................................</text:p>
      <text:p text:style-name="P14">C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1-02T10:53:11</dc:date>
    <dc:creator>phung11764 </dc:creator>
    <meta:editing-duration>PT1M46S</meta:editing-duration>
    <meta:editing-cycles>2</meta:editing-cycles>
    <meta:generator>LibreOffice/3.5$Linux_X86_64 LibreOffice_project/350m1$Build-2</meta:generator>
    <meta:document-statistic meta:table-count="2" meta:image-count="0" meta:object-count="0" meta:page-count="3" meta:paragraph-count="143" meta:word-count="537" meta:character-count="3435" meta:non-whitespace-character-count="2825"/>
  </office:meta>
</office:document-meta>
</file>